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5]-[.B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6]-[.B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7]-[.B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8]-[.B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9]-[.B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10]-[.B1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1]-[.B1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2]-[.B1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3]-[.B1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4]-[.B1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5]-[.B1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6.41666666666667" calcext:value-type="float">
            <text:p>6.4166666667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0:04:56.684551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1-23T22:32:43.938678798</dc:date>
    <meta:editing-cycles>13</meta:editing-cycles>
    <meta:editing-duration>PT11H25M8S</meta:editing-duration>
    <meta:generator>LibreOffice/5.1.6.2$Linux_X86_64 LibreOffice_project/10m0$Build-2</meta:generator>
    <meta:document-statistic meta:table-count="1" meta:cell-count="6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